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00%" fo:text-align="center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loext:graphic-properties draw:fill-color="#ffffff"/>
      <style:paragraph-properties fo:line-height="100%" fo:text-align="center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808080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Colisão</text:span></text:p>
            <text:p><text:span text:style-name="T2">Anderson Frei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Preciso ser o oposto </text:span></text:p>
            <text:p text:style-name="P3"><text:span text:style-name="T3">do que o mundo é</text:span></text:p>
            <text:p text:style-name="P3"><text:span text:style-name="T3">Bater de frente com </text:span></text:p>
            <text:p text:style-name="P3"><text:span text:style-name="T3">os meus desejos</text:span></text:p>
            <text:p text:style-name="P3"><text:span text:style-name="T3">Resistir o mal até o fim</text:span></text:p>
            <text:p text:style-name="P3"><text:span text:style-name="T3">Uma hora ele fugirá de mi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Preciso ser preservador </text:span></text:p>
            <text:p text:style-name="P3"><text:span text:style-name="T3">de bons costumes</text:span></text:p>
            <text:p text:style-name="P3"><text:span text:style-name="T3">Evitar as más conversações</text:span></text:p>
            <text:p text:style-name="P3"><text:span text:style-name="T3">Me policiar quando </text:span></text:p>
            <text:p text:style-name="P3"><text:span text:style-name="T3">os meus impulsos</text:span></text:p>
            <text:p text:style-name="P3"><text:span text:style-name="T3">Ultrapassam o limite da emo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Preciso guardar meu corpo</text:span></text:p>
            <text:p text:style-name="P3"><text:span text:style-name="T3">Lembrar que ele é </text:span></text:p>
            <text:p text:style-name="P3"><text:span text:style-name="T3">um templo santo do Pai</text:span></text:p>
            <text:p text:style-name="P3"><text:span text:style-name="T3">Preciso ter atitude</text:span></text:p>
            <text:p text:style-name="P3"><text:span text:style-name="T3">Largar o meu assento e </text:span></text:p>
            <text:p text:style-name="P3"><text:span text:style-name="T3">caminhar com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6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Hoje é tempo de fortalecer a fé</text:span></text:p>
            <text:p text:style-name="P3"><text:span text:style-name="T3">Colidir com o mundo e ficar de pé</text:span></text:p>
            <text:p text:style-name="P3"><text:span text:style-name="T3">Mais que conhecer, preciso viver</text:span></text:p>
            <text:p text:style-name="P3"><text:span text:style-name="T3">A verdade revelad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Hoje é tempo de renunciar meu eu</text:span></text:p>
            <text:p text:style-name="P3"><text:span text:style-name="T3">Lembrar que numa cruz </text:span></text:p>
            <text:p text:style-name="P3"><text:span text:style-name="T3">alguém por mim morreu</text:span></text:p>
            <text:p text:style-name="P3"><text:span text:style-name="T3">Hoje é minha vez, agora sou eu</text:span></text:p>
            <text:p text:style-name="P3"><text:span text:style-name="T3">Vou morrer pro mundo </text:span></text:p>
            <text:p text:style-name="P3"><text:span text:style-name="T3">e viver pra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3" draw:text-style-name="P5" draw:layer="layout" svg:width="25.199cm" svg:height="18.963cm" svg:x="1.4cm" svg:y="0.837cm" presentation:class="subtitle" presentation:user-transformed="true">
          <draw:text-box>
            <text:p text:style-name="P3"><text:span text:style-name="T3">Preciso ser o oposto </text:span></text:p>
            <text:p text:style-name="P3"><text:span text:style-name="T3">do que o mundo é</text:span></text:p>
            <text:p text:style-name="P3"><text:span text:style-name="T3">Bater de frente com </text:span></text:p>
            <text:p text:style-name="P3"><text:span text:style-name="T3">os meus desejos</text:span></text:p>
            <text:p text:style-name="P3"><text:span text:style-name="T3">Resistir o mal até o fim</text:span></text:p>
            <text:p text:style-name="P3"><text:span text:style-name="T3">Uma hora ele fugirá de mi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Preciso ser preservador </text:span></text:p>
            <text:p text:style-name="P3"><text:span text:style-name="T3">de bons costumes</text:span></text:p>
            <text:p text:style-name="P3"><text:span text:style-name="T3">Evitar as más conversações</text:span></text:p>
            <text:p text:style-name="P3"><text:span text:style-name="T3">Me policiar quando </text:span></text:p>
            <text:p text:style-name="P3"><text:span text:style-name="T3">os meus impulsos</text:span></text:p>
            <text:p text:style-name="P3"><text:span text:style-name="T3">Ultrapassam o limite da emo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Preciso guardar meu corpo</text:span></text:p>
            <text:p text:style-name="P3"><text:span text:style-name="T3">Lembrar que ele é </text:span></text:p>
            <text:p text:style-name="P3"><text:span text:style-name="T3">um templo santo do Pai</text:span></text:p>
            <text:p text:style-name="P3"><text:span text:style-name="T3">Preciso ter atitude</text:span></text:p>
            <text:p text:style-name="P3"><text:span text:style-name="T3">Largar o meu assento e </text:span></text:p>
            <text:p text:style-name="P3"><text:span text:style-name="T3">caminhar com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6" draw:text-style-name="P5" draw:layer="layout" svg:width="25.199cm" svg:height="18.963cm" svg:x="1.4cm" svg:y="0.837cm" presentation:class="subtitle" presentation:user-transformed="true">
          <draw:text-box>
            <text:p text:style-name="P3"><text:span text:style-name="T3">Hoje é tempo de fortalecer a fé</text:span></text:p>
            <text:p text:style-name="P3"><text:span text:style-name="T3">Colidir com o mundo e ficar de pé</text:span></text:p>
            <text:p text:style-name="P3"><text:span text:style-name="T3">Mais que conhecer, preciso viver</text:span></text:p>
            <text:p text:style-name="P3"><text:span text:style-name="T3">A verdade revelad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Hoje é tempo de renunciar meu eu</text:span></text:p>
            <text:p text:style-name="P3"><text:span text:style-name="T3">Lembrar que numa cruz </text:span></text:p>
            <text:p text:style-name="P3"><text:span text:style-name="T3">alguém por mim morreu</text:span></text:p>
            <text:p text:style-name="P3"><text:span text:style-name="T3">Hoje é minha vez, agora sou eu</text:span></text:p>
            <text:p text:style-name="P3"><text:span text:style-name="T3">Vou morrer pro mundo </text:span></text:p>
            <text:p text:style-name="P3"><text:span text:style-name="T3">e viver pra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6" draw:text-style-name="P5" draw:layer="layout" svg:width="25.199cm" svg:height="18.963cm" svg:x="1.4cm" svg:y="0.837cm" presentation:class="subtitle" presentation:user-transformed="true">
          <draw:text-box>
            <text:p text:style-name="P3"><text:span text:style-name="T3">Hoje é tempo de fortalecer a fé</text:span></text:p>
            <text:p text:style-name="P3"><text:span text:style-name="T3">Colidir com o mundo e ficar de pé</text:span></text:p>
            <text:p text:style-name="P3"><text:span text:style-name="T3">Mais que conhecer, preciso viver</text:span></text:p>
            <text:p text:style-name="P3"><text:span text:style-name="T3">A verdade revelad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Hoje é tempo de renunciar meu eu</text:span></text:p>
            <text:p text:style-name="P3"><text:span text:style-name="T3">Lembrar que numa cruz </text:span></text:p>
            <text:p text:style-name="P3"><text:span text:style-name="T3">alguém por mim morreu</text:span></text:p>
            <text:p text:style-name="P3"><text:span text:style-name="T3">Hoje é minha vez, agora sou eu</text:span></text:p>
            <text:p text:style-name="P3"><text:span text:style-name="T3">Vou morrer pro mundo </text:span></text:p>
            <text:p text:style-name="P3"><text:span text:style-name="T3">e viver pra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35:47.060825331</meta:creation-date>
    <dc:date>2015-11-16T19:06:51.040069855</dc:date>
    <meta:editing-duration>PT6M39S</meta:editing-duration>
    <meta:editing-cycles>14</meta:editing-cycles>
    <meta:generator>LibreOffice/4.4.6.3$Linux_X86_64 LibreOffice_project/40m0$Build-3</meta:generator>
    <meta:document-statistic meta:object-count="60"/>
  </office:meta>
</office:document-meta>
</file>